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table:number-columns-repeated="1003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table:number-columns-repeated="1003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table:number-columns-repeated="1003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6-2017'.B2:'2016-2017'.B40 '2016-2017'.Q1:'2016-2017'.Q1 '2016-2017'.Q2:'2016-2017'.Q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table:number-columns-repeated="1003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table:number-columns-repeated="1003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table:number-columns-repeated="1003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table:number-columns-repeated="1003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table:number-columns-repeated="1003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table:number-columns-repeated="1003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table:number-columns-repeated="1003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6]+[.P27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27]+[.P28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2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[.Q28]+[.P29]" office:value-type="float" office:value="1588" calcext:value-type="float">
            <text:p>158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[.Q29]+[.P30]" office:value-type="float" office:value="1593" calcext:value-type="float">
            <text:p>1593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14:23:27.69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47</meta:editing-cycles>
    <meta:editing-duration>PT2H37M28S</meta:editing-duration>
    <dc:title>Saison Ekkart</dc:title>
    <dc:date>2017-02-20T14:25:00.715000000</dc:date>
    <dc:creator>Ekkart Kleinod</dc:creator>
    <meta:generator>LibreOffice/5.2.5.1$Windows_x86 LibreOffice_project/0312e1a284a7d50ca85a365c316c7abbf20a4d22</meta:generator>
    <meta:document-statistic meta:table-count="2" meta:cell-count="9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0 '2016-2017'.Q1:'2016-2017'.Q4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0"/>
          </chart:axis>
          <chart:axis chart:dimension="y" chart:name="primary-y" chart:style-name="ch5"/>
          <chart:series chart:style-name="ch6" chart:values-cell-range-address="'2016-2017'.Q2:'2016-2017'.Q40" chart:label-cell-address="'2016-2017'.Q1:'2016-2017'.Q1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0</svg:desc>
                </draw:g>
              </table:table-cell>
              <table:table-cell office:value-type="float" office:value="1523">
                <text:p>1523</text:p>
                <draw:g>
                  <svg:desc>'2016-2017'.Q2:'2016-2017'.Q4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